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426540542718470122"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813444507920615651"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880489579965595056"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1554688680711902770"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70090142742534662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455912991829331327"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492655128926889784"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8972110430305892383"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8825001" text:continue-list="list2492655128926889784"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78234475362326109"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841642"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852162"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826656"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830980"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852625"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5684508934640266146"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06051242751237666"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6057276706075416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853035" text:continue-numbering="true" text:style-name="L12">
        <text:list-item>
          <text:list>
            <text:list-header>
              <text:p text:style-name="P205">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382825182516998025"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18556784420684038"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86781320547241777" text:style-name="L15">
        <text:list-item>
          <text:list>
            <text:list-header>
              <text:p text:style-name="P172">1.5 miles averaging about 9:40/mile and rest 1 min</text:p>
            </text:list-header>
          </text:list>
        </text:list-item>
      </text:list>
      <text:p text:style-name="P23">1 mile in 8:26 and rest 2 min</text:p>
      <text:list xml:id="list225186335957022736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96770938492076349"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853847"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1748237896153012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4522594900301003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29298711045043428"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8828064" text:continue-list="list2245225949003010030" text:style-name="L19">
        <text:list-item>
          <text:list>
            <text:list-header>
              <text:p text:style-name="P176">(Pace*HR)=1240</text:p>
            </text:list-header>
          </text:list>
        </text:list-item>
      </text:list>
      <text:list xml:id="list28850683" text:continue-list="list7174823789615301212" text:style-name="L18">
        <text:list-item>
          <text:list>
            <text:list-header>
              <text:p text:style-name="P175">2 miles at 10:46/mile Ave HR= 121 bpm and rest a few minutes</text:p>
            </text:list-header>
          </text:list>
        </text:list-item>
      </text:list>
      <text:list xml:id="list28846518" text:continue-list="list2882806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885474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67441418004976184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7290541980468271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021874573618081304"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569610810609821196" text:style-name="L24">
        <text:list-item>
          <text:p text:style-name="P203">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7931271156863198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80199607453596223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882318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885038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1073076186023467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465807569901350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767652903120026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10030292684579221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90151177825738928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149406116454511482" text:style-name="L32">
        <text:list-item>
          <text:list>
            <text:list-header>
              <text:p text:style-name="P186">0.25 miles in 2:54</text:p>
              <text:p text:style-name="P186">1 mile in 9:21 going faster as I ran and ending at around 8:30 pace</text:p>
            </text:list-header>
          </text:list>
        </text:list-item>
      </text:list>
      <text:list xml:id="list636470088325446508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18931531448148393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814975369289891481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91"/>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33064115952013786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30T08:58:37.88</dc:date>
    <dc:creator>James Lombardi</dc:creator>
    <meta:editing-duration>P22DT22H42M24S</meta:editing-duration>
    <meta:editing-cycles>1859</meta:editing-cycles>
    <meta:generator>OpenOffice/4.1.2$Win32 OpenOffice.org_project/412m3$Build-9782</meta:generator>
    <meta:document-statistic meta:table-count="0" meta:image-count="9" meta:object-count="0" meta:page-count="186" meta:paragraph-count="5390" meta:word-count="58026" meta:character-count="297586"/>
  </office:meta>
</office:document-meta>
</file>